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5cm" draw:marker-start-center="false" draw:marker-end="Arrow" draw:marker-end-width="0.15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15cm" draw:marker-end="Arrow" draw:marker-end-width="0.1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15cm" draw:marker-end="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.1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45cm" draw:marker-end="Arrow" draw:marker-end-width="0.4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15cm" draw:marker-end="Arrow" draw:marker-end-width="0.15cm" draw:fill="solid" draw:fill-color="#ffffff" fo:min-height="0.75cm"/>
    </style:style>
    <style:style style:name="gr13" style:family="graphic" style:parent-style-name="standard">
      <style:graphic-properties draw:stroke="dash" draw:stroke-dash="Ultrafine_20_Dashed" draw:marker-start="Arrow" draw:marker-start-width="0.15cm" draw:marker-end="Arrow" draw:marker-end-width="0.15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2.271cm"/>
    </style:style>
    <style:style style:name="gr15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1.1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0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7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8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8pt" style:font-size-asian="14pt" style:font-size-complex="14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0cm" svg:height="30cm" svg:x="-4cm" svg:y="1cm">
          <text:p/>
        </draw:rect>
        <draw:connector draw:style-name="gr2" draw:text-style-name="P1" draw:layer="layout" draw:type="line" svg:x1="2.598cm" svg:y1="23.934cm" svg:x2="2.598cm" svg:y2="8.244cm" draw:start-shape="id1" draw:start-glue-point="4" draw:end-shape="id2" draw:end-glue-point="8">
          <text:p/>
        </draw:connector>
        <draw:connector draw:style-name="gr3" draw:text-style-name="P1" draw:layer="layout" draw:type="line" svg:x1="3.013cm" svg:y1="24.35cm" svg:x2="18.833cm" svg:y2="24.35cm" draw:start-shape="id1" draw:start-glue-point="10" draw:end-shape="id3" draw:end-glue-point="6">
          <text:p/>
        </draw:connector>
        <draw:connector draw:style-name="gr2" draw:text-style-name="P1" draw:layer="layout" draw:type="line" svg:x1="2.892cm" svg:y1="24.055cm" svg:x2="10.602cm" svg:y2="16.344cm" draw:start-shape="id1" draw:start-glue-point="11" draw:end-shape="id4" draw:end-glue-point="7">
          <text:p/>
        </draw:connector>
        <draw:connector draw:style-name="gr2" draw:text-style-name="P1" draw:layer="layout" draw:type="line" svg:x1="2.892cm" svg:y1="24.055cm" svg:x2="18.954cm" svg:y2="8.121cm" draw:start-shape="id1" draw:start-glue-point="11" draw:end-shape="id5" draw:end-glue-point="7">
          <text:p/>
        </draw:connector>
        <draw:connector draw:style-name="gr2" draw:text-style-name="P1" draw:layer="layout" draw:type="line" svg:x1="2.895cm" svg:y1="8.121cm" svg:x2="18.954cm" svg:y2="24.055cm" draw:start-shape="id2" draw:start-glue-point="9" draw:end-shape="id3" draw:end-glue-point="5">
          <text:p/>
        </draw:connector>
        <draw:connector draw:style-name="gr2" draw:text-style-name="P1" draw:layer="layout" draw:type="line" svg:x1="2.895cm" svg:y1="8.121cm" svg:x2="10.602cm" svg:y2="15.755cm" draw:start-shape="id2" draw:start-glue-point="9" draw:end-shape="id4" draw:end-glue-point="5">
          <text:p/>
        </draw:connector>
        <draw:connector draw:style-name="gr2" draw:text-style-name="P1" draw:layer="layout" draw:type="line" svg:x1="3.017cm" svg:y1="7.827cm" svg:x2="18.833cm" svg:y2="7.827cm" draw:start-shape="id2" draw:start-glue-point="10" draw:end-shape="id5" draw:end-glue-point="6">
          <text:p/>
        </draw:connector>
        <draw:connector draw:style-name="gr2" draw:text-style-name="P1" draw:layer="layout" draw:type="line" svg:x1="18.954cm" svg:y1="24.055cm" svg:x2="11.192cm" svg:y2="16.344cm" draw:start-shape="id3" draw:start-glue-point="5" draw:end-shape="id4" draw:end-glue-point="9">
          <text:p/>
        </draw:connector>
        <draw:connector draw:style-name="gr2" draw:text-style-name="P1" draw:layer="layout" draw:type="line" svg:x1="19.249cm" svg:y1="23.934cm" svg:x2="19.249cm" svg:y2="8.244cm" draw:start-shape="id3" draw:start-glue-point="4" draw:end-shape="id5" draw:end-glue-point="8">
          <text:p/>
        </draw:connector>
        <draw:connector draw:style-name="gr2" draw:text-style-name="P1" draw:layer="layout" draw:type="line" svg:x1="18.954cm" svg:y1="8.121cm" svg:x2="11.192cm" svg:y2="15.755cm" draw:start-shape="id5" draw:start-glue-point="7" draw:end-shape="id4" draw:end-glue-point="11">
          <text:p/>
        </draw:connector>
        <draw:g>
          <draw:custom-shape draw:style-name="gr4" draw:text-style-name="P3" draw:id="id1" draw:layer="layout" svg:width="0.834cm" svg:height="0.833cm" svg:x="2.181cm" svg:y="23.934cm">
            <text:p text:style-name="P2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-3.304cm" svg:y="18.5cm">
            <text:p/>
          </draw:ellipse>
          <draw:circle draw:style-name="gr6" draw:text-style-name="P1" draw:layer="layout" svg:width="6.86cm" svg:height="6.86cm" svg:x="-0.832cm" svg:y="20.92cm">
            <text:p/>
          </draw:circle>
        </draw:g>
        <draw:g>
          <draw:custom-shape draw:style-name="gr4" draw:text-style-name="P3" draw:id="id2" draw:layer="layout" svg:width="0.841cm" svg:height="0.833cm" svg:x="2.178cm" svg:y="7.411cm">
            <text:p text:style-name="P2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-3.304cm" svg:y="1.977cm">
            <text:p/>
          </draw:ellipse>
          <draw:circle draw:style-name="gr6" draw:text-style-name="P1" draw:layer="layout" svg:width="6.86cm" svg:height="6.86cm" svg:x="-0.832cm" svg:y="4.397cm">
            <text:p/>
          </draw:circle>
        </draw:g>
        <draw:g>
          <draw:custom-shape draw:style-name="gr7" draw:text-style-name="P4" draw:id="id3" draw:layer="layout" svg:width="0.834cm" svg:height="0.833cm" svg:x="18.833cm" svg:y="23.934cm">
            <text:p text:style-name="P4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8" draw:text-style-name="P5" draw:layer="layout" svg:width="11.804cm" svg:height="11.7cm" svg:x="13.348cm" svg:y="18.5cm">
            <text:p/>
          </draw:ellipse>
          <draw:circle draw:style-name="gr9" draw:text-style-name="P5" draw:layer="layout" svg:width="6.86cm" svg:height="6.86cm" svg:x="15.82cm" svg:y="20.92cm">
            <text:p/>
          </draw:circle>
        </draw:g>
        <draw:g>
          <draw:custom-shape draw:style-name="gr4" draw:text-style-name="P3" draw:id="id4" draw:layer="layout" svg:width="0.834cm" svg:height="0.833cm" svg:x="10.481cm" svg:y="15.634cm">
            <text:p text:style-name="P2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7.468cm" svg:y="12.62cm">
            <text:p/>
          </draw:circle>
          <draw:ellipse draw:style-name="gr11" draw:text-style-name="P1" draw:layer="layout" svg:width="11.804cm" svg:height="11.7cm" svg:x="4.996cm" svg:y="10.2cm">
            <text:p/>
          </draw:ellipse>
        </draw:g>
        <draw:connector draw:style-name="gr2" draw:text-style-name="P1" draw:layer="layout" draw:type="line" svg:x1="11cm" svg:y1="7.827cm" svg:x2="11cm" svg:y2="7.827cm">
          <text:p/>
        </draw:connector>
        <draw:frame draw:style-name="gr12" draw:text-style-name="P6" draw:layer="layout" svg:width="6.5cm" svg:height="1.775cm" svg:x="5.5cm" svg:y="0.225cm">
          <draw:text-box>
            <text:p text:style-name="P6"><text:span text:style-name="T2">Spielewelt</text:span></text:p>
          </draw:text-box>
        </draw:frame>
        <draw:g>
          <draw:line draw:style-name="gr13" draw:text-style-name="P7" draw:layer="layout" svg:x1="7cm" svg:y1="26.686cm" svg:x2="9.058cm" svg:y2="26.686cm">
            <text:p/>
          </draw:line>
          <draw:frame draw:style-name="gr14" draw:text-style-name="P8" draw:layer="layout" svg:width="6.172cm" svg:height="2.521cm" svg:x="9.058cm" svg:y="26cm">
            <draw:text-box>
              <text:p text:style-name="P8"><text:span text:style-name="T3">Öffentliche Zone</text:span></text:p>
            </draw:text-box>
          </draw:frame>
          <draw:line draw:style-name="gr2" draw:text-style-name="P7" draw:layer="layout" svg:x1="7cm" svg:y1="28.058cm" svg:x2="9.058cm" svg:y2="28.058cm">
            <text:p/>
          </draw:line>
          <draw:frame draw:style-name="gr14" draw:text-style-name="P8" draw:layer="layout" svg:width="8.916cm" svg:height="2.521cm" svg:x="9.058cm" svg:y="27.372cm">
            <draw:text-box>
              <text:p text:style-name="P8"><text:span text:style-name="T3">Private und Soziale Zone</text:span></text:p>
            </draw:text-box>
          </draw:frame>
          <draw:line draw:style-name="gr2" draw:text-style-name="P7" draw:layer="layout" svg:x1="7.137cm" svg:y1="29.429cm" svg:x2="9.195cm" svg:y2="29.429cm">
            <text:p/>
          </draw:line>
          <draw:frame draw:style-name="gr15" draw:text-style-name="P8" draw:layer="layout" svg:width="8.916cm" svg:height="1.386cm" svg:x="9.058cm" svg:y="28.743cm">
            <draw:text-box>
              <text:p text:style-name="P8"><text:span text:style-name="T3">Audioverbindung</text:span></text:p>
            </draw:text-box>
          </draw:frame>
        </draw:g>
        <draw:g>
          <draw:custom-shape draw:style-name="gr4" draw:text-style-name="P3" draw:id="id5" draw:layer="layout" svg:width="0.834cm" svg:height="0.833cm" svg:x="18.833cm" svg:y="7.411cm">
            <text:p text:style-name="P2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13.348cm" svg:y="1.977cm">
            <text:p/>
          </draw:ellipse>
          <draw:circle draw:style-name="gr6" draw:text-style-name="P1" draw:layer="layout" svg:width="6.86cm" svg:height="6.86cm" svg:x="15.82cm" svg:y="4.397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05T14:22:50</dc:date>
    <meta:editing-cycles>4</meta:editing-cycles>
    <meta:editing-duration>PT1H42M10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